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ítulo: Nombre de figura + compañía</text:p>
      <text:p text:style-name="Standard"/>
      <text:p text:style-name="Standard">Descripción: original o no original e información</text:p>
      <text:p text:style-name="Standard"><text:s text:c="5"/>Réplica de gran calidad. La figura podría presentar pequeñas diferencias con respecto a la </text:p>
      <text:p text:style-name="Standard"><text:s text:c="5"/>original.</text:p>
      <text:p text:style-name="Standard"/>
      <text:p text:style-name="Standard">Fabricante: (si no es original se pone el lugar de fabricación, normalmente China)</text:p>
      <text:p text:style-name="Standard"/>
      <text:p text:style-name="Standard">*Lugar de fabricación*</text:p>
      <text:p text:style-name="Standard"/>
      <text:p text:style-name="Standard">Material: PVC/Resina</text:p>
      <text:p text:style-name="Standard"/>
      <text:p text:style-name="Standard">Tamaño: medidas o escala</text:p>
      <text:p text:style-name="Standard"/>
      <text:p text:style-name="Standard">*Fecha de la edición*: solo si es necesario y hay variaciones</text:p>
      <text:p text:style-name="Standard"/>
      <text:p text:style-name="Standard"><text:s/>Condición: Nuevo/usado + descripción del estado, con caja o sin caja</text:p>
      <text:p text:style-name="Standard"/>
      <text:p text:style-name="Standard">Condiciones de envío:</text:p>
      <text:p text:style-name="Standard">Enviamos artículos solo a España. Se embalarán y protegerán correctamente y se realizarán los envios por correo ordinario (15-45 días variables), ajustando sus tarifas a su peso y tamaño.</text:p>
      <text:p text:style-name="Standard"/>
      <text:p text:style-name="Standard">Fotos del artículo:</text:p>
      <text:p text:style-name="Standard"/>
      <text:p text:style-name="Standard">Política de devoluciones:</text:p>
      <text:p text:style-name="Standard"/>
      <text:p text:style-name="Standard">Nos comprometemos a ofrecer al vendedor el mejor servicio. Para cualquier reclamación o consulta estamos dispuestos a dialogar y ofrecer una solución a sus problemas. En caso de que el artículo no cumpla con la descripción ofrecida, si viene defectuoso o tiene desperfectos nos comprometemos a solucionar su problema de la mejor manera posible.</text:p>
      <text:p text:style-name="Standard"/>
      <text:p text:style-name="Standard">Si el artículo presenta alguna de las anteriores condiciones y se solicita la devolución se le hará un reembolso total de la compra o se le ofrecerá un intercambio. El comprador se tendrá que hacer cargo de los gastos de devolución.</text:p>
      <text:p text:style-name="Standard"/>
      <text:p text:style-name="Standard">Por favor, si tiene cualquier duda sobre nuestros artículos, consulta o sugerencia póngase en contacto con nosotros y le responderemos con la mayor brevedad po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14S</meta:editing-duration>
    <meta:editing-cycles>3</meta:editing-cycles>
    <meta:generator>OpenOffice/4.1.2$Win32 OpenOffice.org_project/412m3$Build-9782</meta:generator>
    <dc:date>2016-01-14T17:55:51.35</dc:date>
    <meta:document-statistic meta:table-count="0" meta:image-count="0" meta:object-count="0" meta:page-count="1" meta:paragraph-count="17" meta:word-count="230" meta:character-count="1465"/>
    <meta:user-defined meta:name="Info 1"/>
    <meta:user-defined meta:name="Info 2"/>
    <meta:user-defined meta:name="Info 3"/>
    <meta:user-defined meta:name="Info 4"/>
  </office:meta>
</office:document-meta>
</file>